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, 'Arial Unicode MS'"/>
    <style:font-face style:name="Tahoma1" svg:font-family="Tahoma, Lucidasans"/>
    <style:font-face style:name="Andale Sans UI" svg:font-family="'Andale Sans UI', 'Arial Unicode MS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Tahoma" svg:font-family="Tahoma, Lucidasan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text-properties fo:font-size="11pt" style:font-size-asian="11pt"/>
    </style:style>
    <style:style style:name="P3" style:family="paragraph" style:parent-style-name="Standard">
      <style:paragraph-properties>
        <style:tab-stops>
          <style:tab-stop style:position="11.001cm"/>
        </style:tab-stops>
      </style:paragraph-properties>
      <style:text-properties fo:font-size="11pt" style:font-size-asian="11pt"/>
    </style:style>
    <style:style style:name="P4" style:family="paragraph" style:parent-style-name="Standard">
      <style:text-properties fo:font-size="11pt" fo:font-style="italic" style:font-size-asian="11pt" style:font-style-asian="italic"/>
    </style:style>
    <style:style style:name="P5" style:family="paragraph" style:parent-style-name="Standard">
      <style:text-properties fo:font-size="11pt" fo:background-color="#dfdfdf" style:font-size-asian="11pt"/>
    </style:style>
    <style:style style:name="P6" style:family="paragraph" style:parent-style-name="Standard">
      <style:text-properties fo:font-size="11pt" fo:font-weight="bold" style:font-size-asian="11pt" style:font-weight-asian="bold"/>
    </style:style>
    <style:style style:name="P7" style:family="paragraph" style:parent-style-name="Standard">
      <style:paragraph-properties>
        <style:tab-stops>
          <style:tab-stop style:position="11.001cm"/>
        </style:tab-stops>
      </style:paragraph-properties>
      <style:text-properties fo:font-size="11pt" fo:font-weight="bold" style:font-size-asian="11pt" style:font-weight-asian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11" style:family="paragraph" style:parent-style-name="Standard">
      <style:paragraph-properties fo:break-before="page"/>
      <style:text-properties fo:font-style="italic" fo:font-weight="bold" style:font-style-asian="italic" style:font-weight-asian="bold" style:font-weight-complex="bold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size="11pt" fo:background-color="#dfdfdf" style:font-size-asian="11pt"/>
    </style:style>
    <style:style style:name="P15" style:family="paragraph" style:parent-style-name="Standard">
      <style:text-properties fo:font-size="11pt" style:font-size-asian="11pt"/>
    </style:style>
    <style:style style:name="P16" style:family="paragraph" style:parent-style-name="Standard" style:list-style-name="L2">
      <style:text-properties fo:font-size="11pt" style:font-size-asian="11pt"/>
    </style:style>
    <style:style style:name="P17" style:family="paragraph" style:parent-style-name="Standard" style:list-style-name="L3">
      <style:text-properties fo:font-size="11pt" style:font-size-asian="11pt"/>
    </style:style>
    <style:style style:name="P18" style:family="paragraph" style:parent-style-name="Standard" style:list-style-name="L4">
      <style:text-properties fo:font-size="11pt" style:font-size-asian="11pt"/>
    </style:style>
    <style:style style:name="P19" style:family="paragraph" style:parent-style-name="Standard" style:list-style-name="WW8Num1">
      <style:paragraph-properties fo:margin-left="0.635cm" fo:margin-right="0cm" fo:text-indent="-0.635cm" style:auto-text-indent="false"/>
      <style:text-properties fo:font-size="11pt" style:font-size-asian="11pt"/>
    </style:style>
    <style:style style:name="P20" style:family="paragraph" style:parent-style-name="Standard" style:list-style-name="WW8Num7">
      <style:paragraph-properties fo:margin-left="0.635cm" fo:margin-right="0cm" fo:text-indent="-0.635cm" style:auto-text-indent="false">
        <style:tab-stops>
          <style:tab-stop style:position="16.716cm"/>
        </style:tab-stops>
      </style:paragraph-properties>
      <style:text-properties fo:font-size="11pt" style:font-size-asian="11pt"/>
    </style:style>
    <style:style style:name="P21" style:family="paragraph" style:parent-style-name="Standard" style:list-style-name="WW8Num6">
      <style:paragraph-properties fo:margin-left="0.499cm" fo:margin-right="0cm" fo:text-indent="-0.499cm" style:auto-text-indent="false">
        <style:tab-stops>
          <style:tab-stop style:position="14.995cm"/>
        </style:tab-stops>
      </style:paragraph-properties>
      <style:text-properties fo:font-size="11pt" style:font-size-asian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fo:background-color="#dfdfdf" style:font-size-asian="12pt" style:font-weight-asian="bold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background-color="#dfdfdf" style:font-size-asian="11pt"/>
    </style:style>
    <style:style style:name="T6" style:family="text">
      <style:text-properties fo:font-size="11pt" fo:font-weight="bold" style:font-size-asian="11pt" style:font-weight-asian="bold"/>
    </style:style>
    <style:style style:name="T7" style:family="text">
      <style:text-properties style:text-position="super 58%"/>
    </style:style>
    <style:style style:name="T8" style:family="text">
      <style:text-properties fo:background-color="#dfdf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tab/></text:span><text:span text:style-name="T3">PROJECT LOG</text:span><text:span text:style-name="T2"> <text:s/></text:span></text:p>
      <text:p text:style-name="P2"/>
      <text:p text:style-name="P4"/>
      <text:list xml:id="list798599515507856757" text:style-name="L1">
        <text:list-item>
          <text:p text:style-name="P13"><text:span text:style-name="T5">Student’s Name :</text:span><text:span text:style-name="T4">Matthew Barby</text:span></text:p>
        </text:list-item>
        <text:list-item>
          <text:p text:style-name="P14">2.KU Number :<text:tab/> K11047543. </text:p>
        </text:list-item>
        <text:list-item>
          <text:p text:style-name="P13"><text:span text:style-name="T5">Supervisor’s Name:Hope Caton</text:span><text:span text:style-name="T4"><text:tab/></text:span></text:p>
        </text:list-item>
      </text:list>
      <text:p text:style-name="P2"/>
      <text:p text:style-name="P2"><text:tab/><text:tab/><text:tab/></text:p>
      <text:p text:style-name="Standard"><text:span text:style-name="T5">4. Project Title</text:span><text:span text:style-name="T4">: <text:s text:c="2"/>Dungeon crawl – the magic stone</text:span></text:p>
      <text:p text:style-name="P2"/>
      <text:p text:style-name="P5">5. Period covered :<text:tab/> December 2nd 2013 – January 10<text:span text:style-name="T7">th</text:span> 2013</text:p>
      <text:p text:style-name="P2"/>
      <text:p text:style-name="P2"><text:span text:style-name="T8">6. Work done during the current period:</text:span></text:p>
      <text:list xml:id="list757038184051258205" text:style-name="L2">
        <text:list-item>
          <text:p text:style-name="P16">Refined room creation code</text:p>
          <text:list>
            <text:list-item>
              <text:p text:style-name="P16">Levels are now randomly generated</text:p>
            </text:list-item>
            <text:list-item>
              <text:p text:style-name="P16">Hallways between rooms are now autocratically created</text:p>
            </text:list-item>
          </text:list>
        </text:list-item>
        <text:list-item>
          <text:p text:style-name="P16">Begun creating art assets for the game</text:p>
        </text:list-item>
        <text:list-item>
          <text:p text:style-name="P16">Minor edits to character classes</text:p>
        </text:list-item>
        <text:list-item>
          <text:p text:style-name="P16">Minor edits to <text:s/>room creation</text:p>
        </text:list-item>
        <text:list-item>
          <text:p text:style-name="P16">Minor edits enemy ai</text:p>
        </text:list-item>
        <text:list-item>
          <text:p text:style-name="P16">Added item drops to enemy deletion</text:p>
        </text:list-item>
        <text:list-item>
          <text:p text:style-name="P16">Item pick ups</text:p>
        </text:list-item>
      </text:list>
      <text:list xml:id="list3851018001119349540" text:style-name="WW8Num1">
        <text:list-item>
          <text:p text:style-name="P19"/>
        </text:list-item>
      </text:list>
      <text:p text:style-name="P5">7. Key accomplishments to date:</text:p>
      <text:list xml:id="list7624802374145559834" text:style-name="L3">
        <text:list-item>
          <text:p text:style-name="P17">Basic I/o for the game</text:p>
        </text:list-item>
        <text:list-item>
          <text:p text:style-name="P17">Basic combat and moment</text:p>
        </text:list-item>
        <text:list-item>
          <text:p text:style-name="P17">Random level generation</text:p>
        </text:list-item>
      </text:list>
      <text:p text:style-name="P2"/>
      <text:p text:style-name="P5">8. Medium term objectives :</text:p>
      <text:list xml:id="list384917072899341102" text:style-name="L4">
        <text:list-item>
          <text:p text:style-name="P18">Random item creation</text:p>
        </text:list-item>
        <text:list-item>
          <text:p text:style-name="P18">Consumable items (potions etc.)</text:p>
        </text:list-item>
        <text:list-item>
          <text:p text:style-name="P18">Add gui</text:p>
        </text:list-item>
        <text:list-item>
          <text:p text:style-name="P18">Better item management.</text:p>
          <text:list>
            <text:list-item>
              <text:p text:style-name="P18">Drag and drop</text:p>
            </text:list-item>
            <text:list-item>
              <text:p text:style-name="P18">Snapping to a grid</text:p>
            </text:list-item>
            <text:list-item>
              <text:p text:style-name="P18">Snapping to elements in the gui for quicker use for consumable items)</text:p>
            </text:list-item>
          </text:list>
        </text:list-item>
        <text:list-item>
          <text:p text:style-name="P18">Create a menu class</text:p>
        </text:list-item>
      </text:list>
      <text:p text:style-name="P5">9. Other comments:</text:p>
      <text:p text:style-name="P8"/>
      <text:p text:style-name="P11">BSc (Hons) Degree title here</text:p>
      <text:p text:style-name="P9">School of Computing and Information Systems</text:p>
      <text:p text:style-name="P9">Games Projects <text:s/>2012-2013</text:p>
      <text:p text:style-name="P1">PROJECT <text:s/>LOG</text:p>
      <text:p text:style-name="P1"/>
      <text:p text:style-name="P6"/>
      <text:p text:style-name="P10"><text:span text:style-name="T6">1. <text:s text:c="2"/></text:span><text:span text:style-name="T4">Student’s Name : <text:s text:c="58"/></text:span><text:span text:style-name="T6">2. </text:span><text:span text:style-name="T4">KU Number :</text:span></text:p>
      <text:p text:style-name="P7"><text:tab/><text:tab/><text:tab/></text:p>
      <text:list xml:id="list2279229156155717277" text:style-name="WW8Num6">
        <text:list-item>
          <text:p text:style-name="P21">Supervisor’s Name:</text:p>
        </text:list-item>
      </text:list>
      <text:p text:style-name="P3"><text:line-break/>4. <text:s/>Project Title:<text:line-break/></text:p>
      <text:list xml:id="list8905024380133689816" text:style-name="WW8Num7">
        <text:list-item>
          <text:p text:style-name="P20">Period covered: <text:s text:c="5"/>from <text:s text:c="6"/>/ <text:s text:c="4"/>/ 201_ <text:s text:c="2"/>to <text:s text:c="5"/>/ <text:s text:c="4"/>/ 201_ .</text:p>
        </text:list-item>
      </text:list>
      <text:p text:style-name="P3"/>
      <text:list xml:id="list34371172" text:continue-numbering="true" text:style-name="WW8Num7">
        <text:list-item>
          <text:p text:style-name="P20">Work done during the current period:</text:p>
        </text:list-item>
      </text:list>
      <text:p text:style-name="P3"/>
      <text:list xml:id="list34372362" text:continue-numbering="true" text:style-name="WW8Num7">
        <text:list-item>
          <text:p text:style-name="P20">Key accomplishments to date:</text:p>
        </text:list-item>
      </text:list>
      <text:p text:style-name="P3"/>
      <text:list xml:id="list34368630" text:continue-numbering="true" text:style-name="WW8Num7">
        <text:list-item>
          <text:p text:style-name="P20">Medium term objectives :</text:p>
        </text:list-item>
      </text:list>
      <text:p text:style-name="P3"/>
      <text:list xml:id="list34346126" text:continue-numbering="true" text:style-name="WW8Num7">
        <text:list-item>
          <text:p text:style-name="P20">Other comments: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, 'Arial Unicode MS'"/>
    <style:font-face style:name="Tahoma1" svg:font-family="Tahoma, Lucidasans"/>
    <style:font-face style:name="Andale Sans UI" svg:font-family="'Andale Sans UI', 'Arial Unicode MS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Tahoma" svg:font-family="Tahoma, Lucidasan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tarSymbol" style:font-name-complex="StarSymbol"/>
    </style:style>
    <style:style style:name="WW8Num2z0" style:family="text">
      <style:text-properties style:font-name="StarSymbol" style:font-name-complex="StarSymbol"/>
    </style:style>
    <style:style style:name="WW8Num3z0" style:family="text">
      <style:text-properties style:font-name="StarSymbol" style:font-name-complex="StarSymbol"/>
    </style:style>
    <style:style style:name="WW8Num4z0" style:family="text">
      <style:text-properties fo:font-weight="bold" style:font-weight-asian="bold"/>
    </style:style>
    <style:style style:name="WW8Num5z0" style:family="text">
      <style:text-properties style:font-name="StarSymbol" style:font-name-complex="StarSymbol"/>
    </style:style>
    <style:style style:name="WW8Num7z0" style:family="text">
      <style:text-properties style:font-name="StarSymbol" style:font-name-complex="Star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6z0" style:family="text">
      <style:text-properties style:font-name="StarSymbol" style:font-name-complex="Star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2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3.5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4.5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4:37:09</meta:creation-date>
    <dc:date>2014-01-10T14:20:09.57</dc:date>
    <meta:editing-cycles>5</meta:editing-cycles>
    <meta:editing-duration>PT29M18S</meta:editing-duration>
    <meta:generator>OpenOffice.org/3.4.1$Win32 OpenOffice.org_project/341m1$Build-9593</meta:generator>
    <meta:document-statistic meta:table-count="0" meta:image-count="0" meta:object-count="0" meta:page-count="2" meta:paragraph-count="44" meta:word-count="231" meta:character-count="1324"/>
  </office:meta>
</office:document-meta>
</file>